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2" style:family="graphic" style:parent-style-name="objectwithoutfill">
      <style:graphic-properties draw:stroke="solid" svg:stroke-width="0.106cm" svg:stroke-color="#ce18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18cm" svg:stroke-color="#000000" draw:marker-start="Rounded_20_large_20_Arrow" draw:marker-start-width="0.103cm" draw:marker-end="Rounded_20_large_20_Arrow" draw:marker-end-width="0.103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standard">
      <style:graphic-properties draw:stroke="none" svg:stroke-width="0.044cm" draw:stroke-linejoin="miter" draw:fill="solid" draw:fill-color="#000000"/>
    </style:style>
    <style:style style:name="gr12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321cm" fo:min-width="0.07cm" fo:padding-top="0.177cm" fo:padding-bottom="0.177cm" fo:padding-left="0.302cm" fo:padding-right="0.302cm"/>
    </style:style>
    <style:style style:name="gr13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501cm" fo:min-width="0.25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.203cm" fo:margin-right="0cm" fo:text-indent="0.051cm"/>
      <style:text-properties fo:font-size="9pt"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margin-left="0.203cm" fo:margin-right="0cm" fo:text-indent="0.051cm"/>
      <style:text-properties fo:font-size="9pt" fo:font-weight="normal" style:font-weight-asian="normal" style:font-weight-complex="normal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margin-left="0cm" fo:margin-right="0cm" fo:text-indent="0.051cm"/>
      <style:text-properties fo:font-size="9pt"/>
    </style:style>
    <style:style style:name="P8" style:family="paragraph">
      <loext:graphic-properties draw:fill="solid" draw:fill-color="#000000"/>
      <style:paragraph-properties fo:margin-left="0cm" fo:margin-right="0cm" fo:text-indent="0.051cm"/>
      <style:text-properties fo:font-size="9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text-properties fo:font-size="9pt" style:font-size-asian="9pt" style:font-size-complex="9pt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71cm" svg:height="0.672cm" svg:x="2.826cm" svg:y="0.8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path draw:style-name="gr2" draw:text-style-name="P2" draw:layer="layout" svg:width="5.221cm" svg:height="2.492cm" draw:transform="skewX (0.254294472015574) rotate (0.469668101711674) translate (0.539809506498263cm 1.20792727556352cm)" svg:viewBox="0 0 5222 2493" svg:d="M0 0c3032 0 5222 2493 5222 2493">
            <text:p/>
          </draw:path>
          <draw:line draw:style-name="gr3" draw:text-style-name="P2" draw:layer="layout" svg:x1="0.381cm" svg:y1="0.254cm" svg:x2="6.136cm" svg:y2="0.254cm">
            <text:p/>
          </draw:line>
          <draw:line draw:style-name="gr3" draw:text-style-name="P2" draw:layer="layout" svg:x1="0.381cm" svg:y1="2.921cm" svg:x2="6.136cm" svg:y2="2.921cm">
            <text:p/>
          </draw:line>
          <draw:frame draw:style-name="gr4" draw:text-style-name="P4" draw:layer="layout" svg:width="1.524cm" svg:height="0.963cm" svg:x="3.08cm" svg:y="1.069cm">
            <draw:text-box>
              <text:p text:style-name="P3"><text:span text:style-name="T1">V</text:span><text:span text:style-name="T1">o</text:span><text:span text:style-name="T1">i</text:span><text:span text:style-name="T1">d</text:span></text:p>
            </draw:text-box>
          </draw:frame>
          <draw:line draw:style-name="gr5" draw:text-style-name="P2" draw:layer="layout" svg:x1="0.983cm" svg:y1="1.057cm" svg:x2="1.154cm" svg:y2="1.269cm">
            <text:p/>
          </draw:line>
          <draw:line draw:style-name="gr5" draw:text-style-name="P2" draw:layer="layout" svg:x1="1.175cm" svg:y1="1.078cm" svg:x2="0.963cm" svg:y2="1.249cm">
            <text:p/>
          </draw:line>
          <draw:line draw:style-name="gr5" draw:text-style-name="P2" draw:layer="layout" svg:x1="5.174cm" svg:y1="1.143cm" svg:x2="5.345cm" svg:y2="1.355cm">
            <text:p/>
          </draw:line>
          <draw:line draw:style-name="gr5" draw:text-style-name="P2" draw:layer="layout" svg:x1="5.366cm" svg:y1="1.164cm" svg:x2="5.154cm" svg:y2="1.335cm">
            <text:p/>
          </draw:line>
          <draw:line draw:style-name="gr6" draw:text-style-name="P2" draw:layer="layout" svg:x1="1.048cm" svg:y1="1.143cm" svg:x2="1.048cm" svg:y2="2.159cm">
            <text:p/>
          </draw:line>
          <draw:line draw:style-name="gr6" draw:text-style-name="P2" draw:layer="layout" svg:x1="3.139cm" svg:y1="1.559cm" svg:x2="3.139cm" svg:y2="2.194cm">
            <text:p/>
          </draw:line>
          <draw:line draw:style-name="gr6" draw:text-style-name="P2" draw:layer="layout" svg:x1="5.239cm" svg:y1="1.27cm" svg:x2="5.239cm" svg:y2="2.286cm">
            <text:p/>
          </draw:line>
          <draw:line draw:style-name="gr7" draw:text-style-name="P2" draw:layer="layout" svg:x1="1.048cm" svg:y1="2.159cm" svg:x2="1.048cm" svg:y2="2.54cm">
            <text:p/>
          </draw:line>
          <draw:line draw:style-name="gr8" draw:text-style-name="P2" draw:layer="layout" svg:x1="5.239cm" svg:y1="2.159cm" svg:x2="5.239cm" svg:y2="2.54cm">
            <text:p/>
          </draw:line>
          <draw:line draw:style-name="gr8" draw:text-style-name="P2" draw:layer="layout" svg:x1="1.048cm" svg:y1="2.16cm" svg:x2="1.048cm" svg:y2="2.54cm">
            <text:p/>
          </draw:line>
          <draw:line draw:style-name="gr8" draw:text-style-name="P2" draw:layer="layout" svg:x1="3.139cm" svg:y1="2.194cm" svg:x2="3.139cm" svg:y2="2.575cm">
            <text:p/>
          </draw:line>
          <draw:line draw:style-name="gr9" draw:text-style-name="P2" draw:layer="layout" svg:x1="1.048cm" svg:y1="2.294cm" svg:x2="3.139cm" svg:y2="2.286cm">
            <text:p/>
          </draw:line>
          <draw:line draw:style-name="gr9" draw:text-style-name="P2" draw:layer="layout" svg:x1="1.049cm" svg:y1="2.294cm" svg:x2="3.14cm" svg:y2="2.286cm">
            <text:p/>
          </draw:line>
          <draw:line draw:style-name="gr9" draw:text-style-name="P2" draw:layer="layout" svg:x1="3.148cm" svg:y1="2.294cm" svg:x2="5.239cm" svg:y2="2.286cm">
            <text:p/>
          </draw:line>
          <draw:g>
            <svg:title>TexMaths</svg:title>
            <svg:desc>14§display§d§svg§600§FALSE§</svg:desc>
            <draw:polygon draw:style-name="gr10" draw:text-style-name="P5" draw:layer="layout" svg:width="0.257cm" svg:height="0.342cm" svg:x="2.06cm" svg:y="1.778cm" svg:viewBox="0 0 258 343" draw:points="129,343 0,343 0,0 258,0 258,343">
              <text:p/>
            </draw:polygon>
            <draw:path draw:style-name="gr11" draw:text-style-name="P6" draw:layer="layout" svg:width="0.235cm" svg:height="0.348cm" svg:x="2.08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5" draw:layer="layout" svg:width="0.257cm" svg:height="0.342cm" svg:x="4.096cm" svg:y="1.778cm" svg:viewBox="0 0 258 343" draw:points="129,343 0,343 0,0 258,0 258,343">
              <text:p/>
            </draw:polygon>
            <draw:path draw:style-name="gr11" draw:text-style-name="P6" draw:layer="layout" svg:width="0.235cm" svg:height="0.348cm" svg:x="4.116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7" draw:layer="Layer4" svg:width="0.257cm" svg:height="0.342cm" svg:x="2.06cm" svg:y="1.778cm" svg:viewBox="0 0 258 343" draw:points="129,343 0,343 0,0 258,0 258,343">
              <text:p/>
            </draw:polygon>
            <draw:path draw:style-name="gr11" draw:text-style-name="P8" draw:layer="Layer4" svg:width="0.235cm" svg:height="0.348cm" svg:x="2.08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7" draw:layer="Layer4" svg:width="0.257cm" svg:height="0.342cm" svg:x="4.096cm" svg:y="1.778cm" svg:viewBox="0 0 258 343" draw:points="129,343 0,343 0,0 258,0 258,343">
              <text:p/>
            </draw:polygon>
            <draw:path draw:style-name="gr11" draw:text-style-name="P8" draw:layer="Layer4" svg:width="0.235cm" svg:height="0.348cm" svg:x="4.116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</draw:g>
        <draw:g>
          <draw:custom-shape draw:style-name="gr1" draw:text-style-name="P1" draw:layer="Layer4" svg:width="0.671cm" svg:height="0.672cm" svg:x="10.156cm" svg:y="0.8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2" draw:layer="Layer4" svg:x1="7.711cm" svg:y1="0.254cm" svg:x2="13.466cm" svg:y2="0.254cm">
            <text:p/>
          </draw:line>
          <draw:line draw:style-name="gr3" draw:text-style-name="P2" draw:layer="Layer4" svg:x1="7.711cm" svg:y1="2.921cm" svg:x2="13.466cm" svg:y2="2.921cm">
            <text:p/>
          </draw:line>
          <draw:line draw:style-name="gr5" draw:text-style-name="P2" draw:layer="Layer4" svg:x1="8.313cm" svg:y1="1.057cm" svg:x2="8.484cm" svg:y2="1.269cm">
            <text:p/>
          </draw:line>
          <draw:line draw:style-name="gr5" draw:text-style-name="P2" draw:layer="Layer4" svg:x1="8.505cm" svg:y1="1.078cm" svg:x2="8.293cm" svg:y2="1.249cm">
            <text:p/>
          </draw:line>
          <draw:line draw:style-name="gr5" draw:text-style-name="P2" draw:layer="Layer4" svg:x1="12.504cm" svg:y1="1.143cm" svg:x2="12.675cm" svg:y2="1.355cm">
            <text:p/>
          </draw:line>
          <draw:line draw:style-name="gr5" draw:text-style-name="P2" draw:layer="Layer4" svg:x1="12.696cm" svg:y1="1.164cm" svg:x2="12.484cm" svg:y2="1.335cm">
            <text:p/>
          </draw:line>
          <draw:line draw:style-name="gr6" draw:text-style-name="P2" draw:layer="Layer4" svg:x1="8.378cm" svg:y1="1.143cm" svg:x2="8.378cm" svg:y2="2.159cm">
            <text:p/>
          </draw:line>
          <draw:line draw:style-name="gr6" draw:text-style-name="P2" draw:layer="Layer4" svg:x1="10.469cm" svg:y1="1.559cm" svg:x2="10.469cm" svg:y2="2.194cm">
            <text:p/>
          </draw:line>
          <draw:line draw:style-name="gr6" draw:text-style-name="P2" draw:layer="Layer4" svg:x1="12.569cm" svg:y1="1.27cm" svg:x2="12.569cm" svg:y2="2.286cm">
            <text:p/>
          </draw:line>
          <draw:line draw:style-name="gr7" draw:text-style-name="P2" draw:layer="Layer4" svg:x1="8.378cm" svg:y1="2.159cm" svg:x2="8.378cm" svg:y2="2.54cm">
            <text:p/>
          </draw:line>
          <draw:line draw:style-name="gr8" draw:text-style-name="P2" draw:layer="Layer4" svg:x1="12.569cm" svg:y1="2.159cm" svg:x2="12.569cm" svg:y2="2.54cm">
            <text:p/>
          </draw:line>
          <draw:line draw:style-name="gr8" draw:text-style-name="P2" draw:layer="Layer4" svg:x1="8.378cm" svg:y1="2.16cm" svg:x2="8.378cm" svg:y2="2.54cm">
            <text:p/>
          </draw:line>
          <draw:line draw:style-name="gr8" draw:text-style-name="P2" draw:layer="Layer4" svg:x1="10.469cm" svg:y1="2.194cm" svg:x2="10.469cm" svg:y2="2.575cm">
            <text:p/>
          </draw:line>
          <draw:line draw:style-name="gr9" draw:text-style-name="P2" draw:layer="Layer4" svg:x1="8.378cm" svg:y1="2.294cm" svg:x2="10.469cm" svg:y2="2.286cm">
            <text:p/>
          </draw:line>
          <draw:line draw:style-name="gr9" draw:text-style-name="P2" draw:layer="Layer4" svg:x1="8.379cm" svg:y1="2.294cm" svg:x2="10.47cm" svg:y2="2.286cm">
            <text:p/>
          </draw:line>
          <draw:line draw:style-name="gr9" draw:text-style-name="P2" draw:layer="Layer4" svg:x1="10.478cm" svg:y1="2.294cm" svg:x2="12.569cm" svg:y2="2.286cm">
            <text:p/>
          </draw:line>
          <draw:g>
            <svg:title>TexMaths</svg:title>
            <svg:desc>14§display§d§svg§600§FALSE§</svg:desc>
            <draw:polygon draw:style-name="gr10" draw:text-style-name="P5" draw:layer="Layer4" svg:width="0.257cm" svg:height="0.342cm" svg:x="9.39cm" svg:y="1.778cm" svg:viewBox="0 0 258 343" draw:points="129,343 0,343 0,0 258,0 258,343">
              <text:p/>
            </draw:polygon>
            <draw:path draw:style-name="gr11" draw:text-style-name="P6" draw:layer="Layer4" svg:width="0.235cm" svg:height="0.348cm" svg:x="9.41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5" draw:layer="Layer4" svg:width="0.257cm" svg:height="0.342cm" svg:x="11.426cm" svg:y="1.778cm" svg:viewBox="0 0 258 343" draw:points="129,343 0,343 0,0 258,0 258,343">
              <text:p/>
            </draw:polygon>
            <draw:path draw:style-name="gr11" draw:text-style-name="P6" draw:layer="Layer4" svg:width="0.235cm" svg:height="0.348cm" svg:x="11.446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7" draw:layer="Layer4" svg:width="0.257cm" svg:height="0.342cm" svg:x="9.39cm" svg:y="1.778cm" svg:viewBox="0 0 258 343" draw:points="129,343 0,343 0,0 258,0 258,343">
              <text:p/>
            </draw:polygon>
            <draw:path draw:style-name="gr11" draw:text-style-name="P8" draw:layer="Layer4" svg:width="0.235cm" svg:height="0.348cm" svg:x="9.41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7" draw:layer="Layer4" svg:width="0.257cm" svg:height="0.342cm" svg:x="11.426cm" svg:y="1.778cm" svg:viewBox="0 0 258 343" draw:points="129,343 0,343 0,0 258,0 258,343">
              <text:p/>
            </draw:polygon>
            <draw:path draw:style-name="gr11" draw:text-style-name="P8" draw:layer="Layer4" svg:width="0.235cm" svg:height="0.348cm" svg:x="11.446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path draw:style-name="gr2" draw:text-style-name="P2" draw:layer="Layer4" svg:width="1.837cm" svg:height="4.654cm" draw:transform="skewX (-0.409628775443069) rotate (0.962200016624474) translate (7.62175549284528cm 1.61685889231182cm)" svg:viewBox="0 0 1838 4655" svg:d="M0 114c751 1 1050-293 1142 60 93 352-319 573-535 822-216 250-154 485-154 485 0 0 10 397 977 147 968-249-246 1205-246 1205 0 0-433 499-319 573 113 73 1111-58 957 426-155 485-536 823-536 823">
            <text:p/>
          </draw:path>
        </draw:g>
        <draw:g>
          <draw:custom-shape draw:style-name="gr1" draw:text-style-name="P1" draw:layer="Layer4" svg:width="0.671cm" svg:height="0.672cm" svg:x="17.431cm" svg:y="0.8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3" draw:text-style-name="P2" draw:layer="Layer4" svg:x1="14.986cm" svg:y1="0.254cm" svg:x2="20.741cm" svg:y2="0.254cm">
            <text:p/>
          </draw:line>
          <draw:line draw:style-name="gr3" draw:text-style-name="P2" draw:layer="Layer4" svg:x1="14.986cm" svg:y1="2.921cm" svg:x2="20.741cm" svg:y2="2.921cm">
            <text:p/>
          </draw:line>
          <draw:line draw:style-name="gr5" draw:text-style-name="P2" draw:layer="Layer4" svg:x1="15.588cm" svg:y1="1.057cm" svg:x2="15.759cm" svg:y2="1.269cm">
            <text:p/>
          </draw:line>
          <draw:line draw:style-name="gr5" draw:text-style-name="P2" draw:layer="Layer4" svg:x1="15.78cm" svg:y1="1.078cm" svg:x2="15.568cm" svg:y2="1.249cm">
            <text:p/>
          </draw:line>
          <draw:line draw:style-name="gr5" draw:text-style-name="P2" draw:layer="Layer4" svg:x1="19.779cm" svg:y1="1.143cm" svg:x2="19.95cm" svg:y2="1.355cm">
            <text:p/>
          </draw:line>
          <draw:line draw:style-name="gr5" draw:text-style-name="P2" draw:layer="Layer4" svg:x1="19.971cm" svg:y1="1.164cm" svg:x2="19.759cm" svg:y2="1.335cm">
            <text:p/>
          </draw:line>
          <draw:line draw:style-name="gr6" draw:text-style-name="P2" draw:layer="Layer4" svg:x1="15.653cm" svg:y1="1.143cm" svg:x2="15.653cm" svg:y2="2.159cm">
            <text:p/>
          </draw:line>
          <draw:line draw:style-name="gr6" draw:text-style-name="P2" draw:layer="Layer4" svg:x1="17.744cm" svg:y1="1.559cm" svg:x2="17.744cm" svg:y2="2.194cm">
            <text:p/>
          </draw:line>
          <draw:line draw:style-name="gr6" draw:text-style-name="P2" draw:layer="Layer4" svg:x1="19.844cm" svg:y1="1.27cm" svg:x2="19.844cm" svg:y2="2.286cm">
            <text:p/>
          </draw:line>
          <draw:line draw:style-name="gr7" draw:text-style-name="P2" draw:layer="Layer4" svg:x1="15.653cm" svg:y1="2.159cm" svg:x2="15.653cm" svg:y2="2.54cm">
            <text:p/>
          </draw:line>
          <draw:line draw:style-name="gr8" draw:text-style-name="P2" draw:layer="Layer4" svg:x1="19.844cm" svg:y1="2.159cm" svg:x2="19.844cm" svg:y2="2.54cm">
            <text:p/>
          </draw:line>
          <draw:line draw:style-name="gr8" draw:text-style-name="P2" draw:layer="Layer4" svg:x1="15.653cm" svg:y1="2.16cm" svg:x2="15.653cm" svg:y2="2.54cm">
            <text:p/>
          </draw:line>
          <draw:line draw:style-name="gr8" draw:text-style-name="P2" draw:layer="Layer4" svg:x1="17.744cm" svg:y1="2.194cm" svg:x2="17.744cm" svg:y2="2.575cm">
            <text:p/>
          </draw:line>
          <draw:line draw:style-name="gr9" draw:text-style-name="P2" draw:layer="Layer4" svg:x1="15.653cm" svg:y1="2.294cm" svg:x2="17.744cm" svg:y2="2.286cm">
            <text:p/>
          </draw:line>
          <draw:line draw:style-name="gr9" draw:text-style-name="P2" draw:layer="Layer4" svg:x1="15.654cm" svg:y1="2.294cm" svg:x2="17.745cm" svg:y2="2.286cm">
            <text:p/>
          </draw:line>
          <draw:line draw:style-name="gr9" draw:text-style-name="P2" draw:layer="Layer4" svg:x1="17.753cm" svg:y1="2.294cm" svg:x2="19.844cm" svg:y2="2.286cm">
            <text:p/>
          </draw:line>
          <draw:g>
            <svg:title>TexMaths</svg:title>
            <svg:desc>14§display§d§svg§600§FALSE§</svg:desc>
            <draw:polygon draw:style-name="gr10" draw:text-style-name="P5" draw:layer="Layer4" svg:width="0.257cm" svg:height="0.342cm" svg:x="16.665cm" svg:y="1.778cm" svg:viewBox="0 0 258 343" draw:points="129,343 0,343 0,0 258,0 258,343">
              <text:p/>
            </draw:polygon>
            <draw:path draw:style-name="gr11" draw:text-style-name="P6" draw:layer="Layer4" svg:width="0.235cm" svg:height="0.348cm" svg:x="16.685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5" draw:layer="Layer4" svg:width="0.257cm" svg:height="0.342cm" svg:x="18.701cm" svg:y="1.778cm" svg:viewBox="0 0 258 343" draw:points="129,343 0,343 0,0 258,0 258,343">
              <text:p/>
            </draw:polygon>
            <draw:path draw:style-name="gr11" draw:text-style-name="P6" draw:layer="Layer4" svg:width="0.235cm" svg:height="0.348cm" svg:x="18.721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7" draw:layer="Layer4" svg:width="0.257cm" svg:height="0.342cm" svg:x="16.665cm" svg:y="1.778cm" svg:viewBox="0 0 258 343" draw:points="129,343 0,343 0,0 258,0 258,343">
              <text:p/>
            </draw:polygon>
            <draw:path draw:style-name="gr11" draw:text-style-name="P8" draw:layer="Layer4" svg:width="0.235cm" svg:height="0.348cm" svg:x="16.685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g>
            <svg:title>TexMaths</svg:title>
            <svg:desc>14§display§d§svg§600§FALSE§</svg:desc>
            <draw:polygon draw:style-name="gr10" draw:text-style-name="P7" draw:layer="Layer4" svg:width="0.257cm" svg:height="0.342cm" svg:x="18.701cm" svg:y="1.778cm" svg:viewBox="0 0 258 343" draw:points="129,343 0,343 0,0 258,0 258,343">
              <text:p/>
            </draw:polygon>
            <draw:path draw:style-name="gr11" draw:text-style-name="P8" draw:layer="Layer4" svg:width="0.235cm" svg:height="0.348cm" svg:x="18.721cm" svg:y="1.778cm" svg:viewBox="0 0 236 349" svg:d="M236 6c0-2 0-6-7-6s-54 4-63 6c-3 0-7 2-7 9 0 6 5 6 13 6 23 0 24 4 24 8l-2 10-29 117c-9-18-24-31-46-31-57 0-119 73-119 144 0 47 27 80 66 80 10 0 35-2 64-37 5 20 21 37 45 37 18 0 29-11 37-28s15-47 15-48c0-6-5-6-6-6-6 0-6 2-7 9-9 33-18 62-38 62-13 0-14-13-14-23 0-12 1-15 3-23zM132 284c-2 9-2 10-10 19-21 27-41 35-55 35-24 0-32-27-32-46 0-25 15-87 28-109 14-29 37-47 57-47 33 0 39 40 39 44 0 2-1 5-2 7z">
              <text:p/>
            </draw:path>
          </draw:g>
          <draw:custom-shape draw:style-name="gr12" draw:text-style-name="P9" draw:layer="Layer4" svg:width="0.854cm" svg:height="0.855cm" svg:x="19.431cm" svg:y="0.8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3" draw:text-style-name="P9" draw:layer="Layer4" svg:width="1.108cm" svg:height="1.109cm" svg:x="17.215cm" svg:y="0.6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2" draw:text-style-name="P9" draw:layer="Layer4" svg:width="0.854cm" svg:height="0.855cm" svg:x="15.148cm" svg:y="0.6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frame draw:style-name="gr14" draw:text-style-name="P11" draw:layer="Layer4" svg:width="0.891cm" svg:height="0.607cm" svg:x="-0.051cm" svg:y="3.175cm">
          <draw:text-box>
            <text:p text:style-name="P10"><text:span text:style-name="T2">(</text:span><text:span text:style-name="T2">a</text:span><text:span text:style-name="T2">)</text:span></text:p>
          </draw:text-box>
        </draw:frame>
        <draw:frame draw:style-name="gr14" draw:text-style-name="P11" draw:layer="Layer4" svg:width="0.891cm" svg:height="0.607cm" svg:x="7.722cm" svg:y="3.175cm">
          <draw:text-box>
            <text:p text:style-name="P10"><text:span text:style-name="T2">(</text:span><text:span text:style-name="T2">b</text:span><text:span text:style-name="T2">)</text:span></text:p>
          </draw:text-box>
        </draw:frame>
        <draw:frame draw:style-name="gr14" draw:text-style-name="P11" draw:layer="Layer4" svg:width="0.875cm" svg:height="0.607cm" svg:x="14.986cm" svg:y="3.175cm">
          <draw:text-box>
            <text:p text:style-name="P10"><text:span text:style-name="T2">(</text:span><text:span text:style-name="T2">c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09:54:46.638691179</meta:creation-date>
    <dc:date>2018-10-02T11:39:07.859232159</dc:date>
    <meta:editing-duration>PT15M14S</meta:editing-duration>
    <meta:editing-cycles>6</meta:editing-cycles>
    <meta:generator>LibreOffice/6.0.6.2$Linux_X86_64 LibreOffice_project/00m0$Build-2</meta:generator>
    <meta:document-statistic meta:object-count="99"/>
  </office:meta>
</office:document-meta>
</file>